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0bf3" officeooo:paragraph-rsid="00130bf3"/>
    </style:style>
    <style:style style:name="P2" style:family="paragraph" style:parent-style-name="Standard">
      <style:paragraph-properties fo:text-align="end" style:justify-single-word="false"/>
      <style:text-properties officeooo:rsid="00130bf3" officeooo:paragraph-rsid="00130bf3"/>
    </style:style>
    <style:style style:name="P3" style:family="paragraph" style:parent-style-name="Standard">
      <style:paragraph-properties fo:text-align="start" style:justify-single-word="false"/>
      <style:text-properties officeooo:rsid="00142d11" officeooo:paragraph-rsid="00142d11"/>
    </style:style>
    <style:style style:name="P4" style:family="paragraph" style:parent-style-name="Standard">
      <style:paragraph-properties fo:text-align="start" style:justify-single-word="false"/>
      <style:text-properties officeooo:rsid="00184727" officeooo:paragraph-rsid="00184727"/>
    </style:style>
    <style:style style:name="P5" style:family="paragraph" style:parent-style-name="Standard">
      <style:paragraph-properties fo:text-align="start" style:justify-single-word="false"/>
      <style:text-properties officeooo:rsid="001962b8" officeooo:paragraph-rsid="001962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de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njamin Pierce</text:p>
      <text:p text:style-name="P2">bgp12</text:p>
      <text:p text:style-name="P2">EECS 338</text:p>
      <text:p text:style-name="P2">HW 9</text:p>
      <text:p text:style-name="P1">1)</text:p>
      <text:p text:style-name="P3"/>
      <text:p text:style-name="P3"/>
      <text:p text:style-name="P3">2)</text:p>
      <text:p text:style-name="P3">a) </text:p>
      <text:p text:style-name="P5">I wrote a script (<text:span text:style-name="T1">timing</text:span>) to do the timing. It takes one argument (the name of the desired output file). <text:span text:style-name="T2">It also uses the ‘%R’ format string to the time utility, which extracts only the info we need, the number of minor page faults. </text:span></text:p>
      <text:p text:style-name="P5"/>
      <text:p text:style-name="P3">#!/bin/bash</text:p>
      <text:p text:style-name="P3">if [ $# -lt 1 ] ; then #Check there is enough command line parameters.</text:p>
      <text:p text:style-name="P3"><text:s text:c="6"/>echo "Need result file name" 1&gt;&amp;2</text:p>
      <text:p text:style-name="P3"><text:s text:c="6"/>exit 1</text:p>
      <text:p text:style-name="P3">fi</text:p>
      <text:p text:style-name="P3">gcc -o page_fault page_fault.c -w</text:p>
      <text:p text:style-name="P3">rm -f $1</text:p>
      <text:p text:style-name="P3">touch $1</text:p>
      <text:p text:style-name="P3">echo N:minor page faults &gt;&gt;$1.txt</text:p>
      <text:p text:style-name="P3">for i in {0..2000..100}</text:p>
      <text:p text:style-name="P3"><text:s text:c="2"/>do</text:p>
      <text:p text:style-name="P3"><text:s text:c="4"/>echo -n $i':'&gt;&gt;$1</text:p>
      <text:p text:style-name="P3"><text:s text:c="4"/>/usr/bin/time -f'%R' --quiet ./page_fault $i 2&gt;&gt;$1</text:p>
      <text:p text:style-name="P3">done</text:p>
      <text:p text:style-name="P3"/>
      <text:p text:style-name="P3">The number of page faults seems to increase by ~100:</text:p>
      <text:p text:style-name="P4">$cat 2a.txt</text:p>
      <text:p text:style-name="P3">N:minor page faults</text:p>
      <text:p text:style-name="P3">0:84</text:p>
      <text:p text:style-name="P3">100:183</text:p>
      <text:p text:style-name="P3">200:285</text:p>
      <text:p text:style-name="P3">300:385</text:p>
      <text:p text:style-name="P3">400:483</text:p>
      <text:p text:style-name="P3">500:583</text:p>
      <text:p text:style-name="P3">600:684</text:p>
      <text:p text:style-name="P3">700:785</text:p>
      <text:p text:style-name="P3">800:884</text:p>
      <text:p text:style-name="P3">900:983</text:p>
      <text:p text:style-name="P3">1000:1082</text:p>
      <text:p text:style-name="P3">1100:1182<text:tab/></text:p>
      <text:p text:style-name="P3">1200:1283</text:p>
      <text:p text:style-name="P3">1300:1383</text:p>
      <text:p text:style-name="P3">1400:1483</text:p>
      <text:p text:style-name="P3">1500:1583</text:p>
      <text:p text:style-name="P3">1600:1683</text:p>
      <text:p text:style-name="P3">1700:1782</text:p>
      <text:p text:style-name="P3"><text:soft-page-break/>1800:1882</text:p>
      <text:p text:style-name="P3">1900:1983</text:p>
      <text:p text:style-name="P3">2000:208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6:12:16.533454828</meta:creation-date>
    <meta:editing-duration>PT23M46S</meta:editing-duration>
    <meta:editing-cycles>9</meta:editing-cycles>
    <meta:generator>LibreOffice/6.2.2.2$Linux_X86_64 LibreOffice_project/20$Build-2</meta:generator>
    <dc:date>2019-04-08T16:36:04.031517905</dc:date>
    <meta:document-statistic meta:table-count="0" meta:image-count="0" meta:object-count="0" meta:page-count="2" meta:paragraph-count="46" meta:word-count="146" meta:character-count="843" meta:non-whitespace-character-count="719"/>
  </office:meta>
</office:document-meta>
</file>